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217" officeooo:paragraph-rsid="00021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ies</text:p>
      <text:p text:style-name="P1"/>
      <text:p text:style-name="P1">As media Queries, são nada mais, do que diferentes formato de visualização do site para diferentes necessidades, por exemplo, a letra que deixamos no site, pode ser diferente da letra para a impressão. </text:p>
      <text:p text:style-name="P1"><text:tab/>Para configurarmos a tela, criamos um link css com a tag media=”screen”</text:p>
      <text:p text:style-name="P1"><text:tab/>Para configurarmos as configurações de impressão, criamos um link css com a tag media=”print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18:41:51.457000000</meta:creation-date>
    <dc:date>2022-11-07T18:47:40.595000000</dc:date>
    <meta:editing-duration>PT5M50S</meta:editing-duration>
    <meta:editing-cycles>1</meta:editing-cycles>
    <meta:document-statistic meta:table-count="0" meta:image-count="0" meta:object-count="0" meta:page-count="1" meta:paragraph-count="4" meta:word-count="61" meta:character-count="381" meta:non-whitespace-character-count="321"/>
    <meta:generator>LibreOffice/7.4.1.2$Windows_X86_64 LibreOffice_project/3c58a8f3a960df8bc8fd77b461821e42c061c5f0</meta:generator>
  </office:meta>
</office:document-meta>
</file>